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 + ⌘ + <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programu Writer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Chceme-li prohlížet informace v databázi nebo ze zdroje dat. Například knihovník může takto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